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Wales</meta:initial-creator>
    <dc:creator>Philip Wales</dc:creator>
    <meta:creation-date>2016-01-20T16:42:39</meta:creation-date>
    <dc:date>2016-02-29T15:33:55</dc:date>
    <meta:generator>LibreOffice/5.0.6.3$Linux_X86_64 LibreOffice_project/00m0$Build-3</meta:generator>
    <meta:document-statistic meta:table-count="3" meta:cell-count="10" meta:object-count="0"/>
    <meta:user-defined meta:name="AppVersion">15.0300</meta:user-defined>
    <meta:user-defined meta:name="Company">TA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